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emon-Oregano Chicken Breasts</text:p>
      <text:p text:style-name="Text_20_body">Prep time: 15 minutes<text:line-break/>Marinating time: 1 to 2 hours<text:line-break/>Grilling time: 8 to 10 minutes<text:line-break/><text:line-break/><text:span text:style-name="Strong_20_Emphasis">Marinade</text:span><text:line-break/>1/4 cup extra virgin olive oil<text:line-break/>Finely grated zest of 1 lemon<text:line-break/>1 tablespoon fresh lemon juice<text:line-break/>1 tablespoon dried oregano<text:line-break/>1 tablespoon minced garlic<text:line-break/>2 teaspoons paprika<text:line-break/>1-1/2 teaspoons kosher salt<text:line-break/>1/2 teaspoon freshly ground black pepper<text:line-break/>                      <text:line-break/>4 boneless, skinless chicken breast halves, about 6 ounces each<text:line-break/><text:line-break/>1. In a medium bowl whisk the marinade ingredients.<text:line-break/><text:line-break/>2. Place the chicken on a large, rimmed plate. Spoon or brush the marinade over the chicken, turning the breasts to coat them evenly. Cover with plastic wrap. Refrigerate for 1 to 2 hours.<text:line-break/><text:line-break/>3. Grill the chicken over <text:span text:style-name="Strong_20_Emphasis"><text:span text:style-name="Emphasis">direct medium heat</text:span></text:span> (350°F to 450°F) until the meat is firm to the touch and opaque all the way to the center, 8 to 10 minutes, turning once or twice. Keep the lid closed as often as possible during grilling. Serve warm.<text:line-break/><text:line-break/>Makes 4 serving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18T11:15:29</meta:creation-date>
    <dc:date>2008-04-18T11:15:50</dc:date>
    <meta:editing-cycles>1</meta:editing-cycles>
    <meta:editing-duration>PT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68" meta:character-count="951"/>
  </office:meta>
</office:document-meta>
</file>